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31T15:15:43.111198853</dc:date>
    <meta:editing-duration>PT2M18S</meta:editing-duration>
    <meta:editing-cycles>14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851558583130144">
                <text:p>0.85155858313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125581039058626">
                <text:p>-0.1255810390586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374762629171448">
                <text:p>-0.374762629171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851558583130148">
                <text:p>-0.8515585831301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618033988749896">
                <text:p>-0.6180339887498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374762629171448">
                <text:p>-0.374762629171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125581039058625">
                <text:p>0.125581039058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851558583130147">
                <text:p>0.8515585831301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618033988749892">
                <text:p>0.6180339887498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374762629171452">
                <text:p>0.3747626291714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125581039058625">
                <text:p>-0.125581039058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